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paragraph-rsid="001ebe0f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T1" style:family="text">
      <style:text-properties officeooo:rsid="001ebe0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5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6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6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LIBFT</text:span></text:span></text:h>
      <text:h text:style-name="Heading_20_3" text:outline-level="3"><text:span text:style-name="Strong_20_Emphasis"/></text:h>
      <text:h text:style-name="Heading_20_3" text:outline-level="3"><text:span text:style-name="Strong_20_Emphasis">Funções de Entrada/Saída</text:span></text:h>
      <text:list xml:id="list2551820974" text:style-name="L1">
        <text:list-item>
          <text:p text:style-name="P3"><text:span text:style-name="Strong_20_Emphasis"><text:span text:style-name="Source_20_Text">ft_putchar_fd</text:span></text:span><text:span text:style-name="Strong_20_Emphasis">:</text:span> Imprime um caractere no file descriptor especificado.</text:p>
        </text:list-item>
        <text:list-item>
          <text:p text:style-name="P3"><text:span text:style-name="Strong_20_Emphasis"><text:span text:style-name="Source_20_Text">ft_putstr_fd</text:span></text:span><text:span text:style-name="Strong_20_Emphasis">:</text:span> Imprime uma string no file descriptor.</text:p>
        </text:list-item>
        <text:list-item>
          <text:p text:style-name="P3"><text:span text:style-name="Strong_20_Emphasis"><text:span text:style-name="Source_20_Text">ft_putnbr_fd</text:span></text:span><text:span text:style-name="Strong_20_Emphasis">:</text:span> Imprime um número inteiro no file descriptor.</text:p>
        </text:list-item>
        <text:list-item>
          <text:p text:style-name="P2"><text:span text:style-name="Strong_20_Emphasis"><text:span text:style-name="Source_20_Text">ft_putendl_fd</text:span></text:span><text:span text:style-name="Strong_20_Emphasis">:</text:span> Imprime uma string seguida de uma nova linha no file descriptor.</text:p>
        </text:list-item>
      </text:list>
      <text:p text:style-name="Horizontal_20_Line"/>
      <text:h text:style-name="Heading_20_3" text:outline-level="3"><text:span text:style-name="Strong_20_Emphasis">Manipulação de Strings</text:span></text:h>
      <text:list xml:id="list1767477844" text:style-name="L2">
        <text:list-item>
          <text:p text:style-name="P5"><text:span text:style-name="Strong_20_Emphasis"><text:span text:style-name="Source_20_Text">ft_strlen</text:span></text:span><text:span text:style-name="Strong_20_Emphasis">:</text:span> Calcula o comprimento de uma string.</text:p>
        </text:list-item>
        <text:list-item>
          <text:p text:style-name="P5"><text:span text:style-name="Strong_20_Emphasis"><text:span text:style-name="Source_20_Text">ft_strjoin</text:span></text:span><text:span text:style-name="Strong_20_Emphasis">:</text:span> Concatena duas strings em uma nova.</text:p>
        </text:list-item>
        <text:list-item>
          <text:p text:style-name="P5"><text:span text:style-name="Strong_20_Emphasis"><text:span text:style-name="Source_20_Text">ft_strlcpy</text:span></text:span><text:span text:style-name="Strong_20_Emphasis">:</text:span> Copia uma string para um buffer com tamanho limitado, garantindo segurança.</text:p>
        </text:list-item>
        <text:list-item>
          <text:p text:style-name="P5"><text:span text:style-name="Strong_20_Emphasis"><text:span text:style-name="Source_20_Text">ft_strlcat</text:span></text:span><text:span text:style-name="Strong_20_Emphasis">:</text:span> Concatena strings com limite de tamanho.</text:p>
        </text:list-item>
        <text:list-item>
          <text:p text:style-name="P5"><text:span text:style-name="Strong_20_Emphasis"><text:span text:style-name="Source_20_Text">ft_strchr</text:span></text:span><text:span text:style-name="Strong_20_Emphasis">:</text:span> Encontra a primeira ocorrência de um caractere em uma string.</text:p>
        </text:list-item>
        <text:list-item>
          <text:p text:style-name="P5"><text:span text:style-name="Strong_20_Emphasis"><text:span text:style-name="Source_20_Text">ft_strrchr</text:span></text:span><text:span text:style-name="Strong_20_Emphasis">:</text:span> Encontra a última ocorrência de um caractere em uma string.</text:p>
        </text:list-item>
        <text:list-item>
          <text:p text:style-name="P5"><text:span text:style-name="Strong_20_Emphasis"><text:span text:style-name="Source_20_Text">ft_strcmp</text:span></text:span><text:span text:style-name="Strong_20_Emphasis">:</text:span> Compara duas strings.</text:p>
        </text:list-item>
        <text:list-item>
          <text:p text:style-name="P5"><text:span text:style-name="Strong_20_Emphasis"><text:span text:style-name="Source_20_Text">ft_strncmp</text:span></text:span><text:span text:style-name="Strong_20_Emphasis">:</text:span> Compara até <text:span text:style-name="Source_20_Text">n</text:span> caracteres de duas strings.</text:p>
        </text:list-item>
        <text:list-item>
          <text:p text:style-name="P5"><text:span text:style-name="Strong_20_Emphasis"><text:span text:style-name="Source_20_Text">ft_strnstr</text:span></text:span><text:span text:style-name="Strong_20_Emphasis">:</text:span> Localiza uma substring dentro de uma string, respeitando o limite de tamanho.</text:p>
        </text:list-item>
        <text:list-item>
          <text:p text:style-name="P5"><text:span text:style-name="Strong_20_Emphasis"><text:span text:style-name="Source_20_Text">ft_strtrim</text:span></text:span><text:span text:style-name="Strong_20_Emphasis">:</text:span> Remove caracteres específicos do início e fim de uma string.</text:p>
        </text:list-item>
        <text:list-item>
          <text:p text:style-name="P5"><text:span text:style-name="Strong_20_Emphasis"><text:span text:style-name="Source_20_Text">ft_strdup</text:span></text:span><text:span text:style-name="Strong_20_Emphasis">:</text:span> Cria uma cópia de uma string.</text:p>
        </text:list-item>
        <text:list-item>
          <text:p text:style-name="P5"><text:span text:style-name="Strong_20_Emphasis"><text:span text:style-name="Source_20_Text">ft_substr</text:span></text:span><text:span text:style-name="Strong_20_Emphasis">:</text:span> Extrai uma substring a partir de uma posição específica.</text:p>
        </text:list-item>
        <text:list-item>
          <text:p text:style-name="P5"><text:span text:style-name="Strong_20_Emphasis"><text:span text:style-name="Source_20_Text">ft_striteri</text:span></text:span><text:span text:style-name="Strong_20_Emphasis">:</text:span> Aplica uma função a cada caractere da string, modificando-a diretamente.</text:p>
        </text:list-item>
        <text:list-item>
          <text:p text:style-name="P4"><text:span text:style-name="Strong_20_Emphasis"><text:span text:style-name="Source_20_Text">ft_strmapi</text:span></text:span><text:span text:style-name="Strong_20_Emphasis">:</text:span> Cria uma nova string aplicando uma função a cada caractere de uma string.</text:p>
        </text:list-item>
      </text:list>
      <text:p text:style-name="Horizontal_20_Line"/>
      <text:h text:style-name="Heading_20_3" text:outline-level="3"><text:span text:style-name="Strong_20_Emphasis">Conversões</text:span></text:h>
      <text:list xml:id="list735570983" text:style-name="L3">
        <text:list-item>
          <text:p text:style-name="P7"><text:span text:style-name="Strong_20_Emphasis"><text:span text:style-name="Source_20_Text">ft_atoi</text:span></text:span><text:span text:style-name="Strong_20_Emphasis">:</text:span> Converte uma string para um número inteiro.</text:p>
        </text:list-item>
        <text:list-item>
          <text:p text:style-name="P7"><text:span text:style-name="Strong_20_Emphasis"><text:span text:style-name="Source_20_Text">ft_itoa</text:span></text:span><text:span text:style-name="Strong_20_Emphasis">:</text:span> Converte um número inteiro para uma string.</text:p>
        </text:list-item>
        <text:list-item>
          <text:p text:style-name="P7"><text:span text:style-name="Strong_20_Emphasis"><text:span text:style-name="Source_20_Text">ft_char_to_byte</text:span></text:span><text:span text:style-name="Strong_20_Emphasis">:</text:span> Converte um caractere para um formato de byte.</text:p>
        </text:list-item>
        <text:list-item>
          <text:p text:style-name="P6"><text:span text:style-name="Strong_20_Emphasis"><text:span text:style-name="Source_20_Text">ft_byte_to_char</text:span></text:span><text:span text:style-name="Strong_20_Emphasis">:</text:span> Converte um byte para um caractere.</text:p>
        </text:list-item>
      </text:list>
      <text:p text:style-name="Horizontal_20_Line"/>
      <text:h text:style-name="Heading_20_3" text:outline-level="3"><text:span text:style-name="Strong_20_Emphasis">Manipulação de Memória</text:span></text:h>
      <text:list xml:id="list2019946611" text:style-name="L4">
        <text:list-item>
          <text:p text:style-name="P9"><text:span text:style-name="Strong_20_Emphasis"><text:span text:style-name="Source_20_Text">ft_memset</text:span></text:span><text:span text:style-name="Strong_20_Emphasis">:</text:span> Preenche uma área de memória com um valor.</text:p>
        </text:list-item>
        <text:list-item>
          <text:p text:style-name="P9"><text:span text:style-name="Strong_20_Emphasis"><text:span text:style-name="Source_20_Text">ft_bzero</text:span></text:span><text:span text:style-name="Strong_20_Emphasis">:</text:span> Zera uma área de memória.</text:p>
        </text:list-item>
        <text:list-item>
          <text:p text:style-name="P9"><text:span text:style-name="Strong_20_Emphasis"><text:span text:style-name="Source_20_Text">ft_memcpy</text:span></text:span><text:span text:style-name="Strong_20_Emphasis">:</text:span> Copia dados de uma área de memória para outra.</text:p>
        </text:list-item>
        <text:list-item>
          <text:p text:style-name="P9"><text:soft-page-break/><text:span text:style-name="Strong_20_Emphasis"><text:span text:style-name="Source_20_Text">ft_memmove</text:span></text:span><text:span text:style-name="Strong_20_Emphasis">:</text:span> Move dados entre áreas de memória que podem se sobrepor.</text:p>
        </text:list-item>
        <text:list-item>
          <text:p text:style-name="P9"><text:span text:style-name="Strong_20_Emphasis"><text:span text:style-name="Source_20_Text">ft_memchr</text:span></text:span><text:span text:style-name="Strong_20_Emphasis">:</text:span> Localiza um valor em uma área de memória.</text:p>
        </text:list-item>
        <text:list-item>
          <text:p text:style-name="P9"><text:span text:style-name="Strong_20_Emphasis"><text:span text:style-name="Source_20_Text">ft_memcmp</text:span></text:span><text:span text:style-name="Strong_20_Emphasis">:</text:span> Compara duas áreas de memória.</text:p>
        </text:list-item>
        <text:list-item>
          <text:p text:style-name="P9"><text:span text:style-name="Strong_20_Emphasis"><text:span text:style-name="Source_20_Text">ft_calloc</text:span></text:span><text:span text:style-name="Strong_20_Emphasis">:</text:span> Aloca memória inicializada com zeros.</text:p>
        </text:list-item>
        <text:list-item>
          <text:p text:style-name="P8"><text:span text:style-name="Strong_20_Emphasis"><text:span text:style-name="Source_20_Text">ft_realloc</text:span></text:span><text:span text:style-name="Strong_20_Emphasis">:</text:span> Redimensiona um bloco de memória previamente alocado.</text:p>
        </text:list-item>
      </text:list>
      <text:p text:style-name="Horizontal_20_Line"/>
      <text:h text:style-name="Heading_20_3" text:outline-level="3"><text:span text:style-name="Strong_20_Emphasis">Checagem de Propriedades</text:span></text:h>
      <text:list xml:id="list276685076" text:style-name="L5">
        <text:list-item>
          <text:p text:style-name="P11"><text:span text:style-name="Strong_20_Emphasis"><text:span text:style-name="Source_20_Text">ft_isdigit</text:span></text:span><text:span text:style-name="Strong_20_Emphasis">:</text:span> Verifica se um caractere é um dígito.</text:p>
        </text:list-item>
        <text:list-item>
          <text:p text:style-name="P11"><text:span text:style-name="Strong_20_Emphasis"><text:span text:style-name="Source_20_Text">ft_isalpha</text:span></text:span><text:span text:style-name="Strong_20_Emphasis">:</text:span> Verifica se um caractere é alfabético.</text:p>
        </text:list-item>
        <text:list-item>
          <text:p text:style-name="P11"><text:span text:style-name="Strong_20_Emphasis"><text:span text:style-name="Source_20_Text">ft_isalnum</text:span></text:span><text:span text:style-name="Strong_20_Emphasis">:</text:span> Verifica se um caractere é alfanumérico.</text:p>
        </text:list-item>
        <text:list-item>
          <text:p text:style-name="P11"><text:span text:style-name="Strong_20_Emphasis"><text:span text:style-name="Source_20_Text">ft_isascii</text:span></text:span><text:span text:style-name="Strong_20_Emphasis">:</text:span> Verifica se um caractere pertence à tabela ASCII.</text:p>
        </text:list-item>
        <text:list-item>
          <text:p text:style-name="P11"><text:span text:style-name="Strong_20_Emphasis"><text:span text:style-name="Source_20_Text">ft_isprint</text:span></text:span><text:span text:style-name="Strong_20_Emphasis">:</text:span> Verifica se um caractere é imprimível.</text:p>
        </text:list-item>
        <text:list-item>
          <text:p text:style-name="P11"><text:span text:style-name="Strong_20_Emphasis"><text:span text:style-name="Source_20_Text">ft_isupper</text:span></text:span><text:span text:style-name="Strong_20_Emphasis">:</text:span> Verifica se um caractere é maiúsculo.</text:p>
        </text:list-item>
        <text:list-item>
          <text:p text:style-name="P11"><text:span text:style-name="Strong_20_Emphasis"><text:span text:style-name="Source_20_Text">ft_isspace</text:span></text:span><text:span text:style-name="Strong_20_Emphasis">:</text:span> Verifica se um caractere é espaço em branco.</text:p>
        </text:list-item>
        <text:list-item>
          <text:p text:style-name="P10"><text:span text:style-name="Strong_20_Emphasis"><text:span text:style-name="Source_20_Text">ft_isalldigits</text:span></text:span><text:span text:style-name="Strong_20_Emphasis">:</text:span> Verifica se uma string contém apenas dígitos.</text:p>
        </text:list-item>
      </text:list>
      <text:p text:style-name="Horizontal_20_Line"/>
      <text:h text:style-name="Heading_20_3" text:outline-level="3"><text:span text:style-name="Strong_20_Emphasis">Manipulação de Listas Encadeadas</text:span></text:h>
      <text:list xml:id="list2143457640" text:style-name="L6">
        <text:list-item>
          <text:p text:style-name="P13"><text:span text:style-name="Strong_20_Emphasis"><text:span text:style-name="Source_20_Text">ft_lstnew</text:span></text:span><text:span text:style-name="Strong_20_Emphasis">:</text:span> Cria um novo nó de lista encadeada.</text:p>
        </text:list-item>
        <text:list-item>
          <text:p text:style-name="P13"><text:span text:style-name="Strong_20_Emphasis"><text:span text:style-name="Source_20_Text">ft_lstadd_front</text:span></text:span><text:span text:style-name="Strong_20_Emphasis">:</text:span> Adiciona um nó no início da lista.</text:p>
        </text:list-item>
        <text:list-item>
          <text:p text:style-name="P13"><text:span text:style-name="Strong_20_Emphasis"><text:span text:style-name="Source_20_Text">ft_lstadd_back</text:span></text:span><text:span text:style-name="Strong_20_Emphasis">:</text:span> Adiciona um nó no final da lista.</text:p>
        </text:list-item>
        <text:list-item>
          <text:p text:style-name="P13"><text:span text:style-name="Strong_20_Emphasis"><text:span text:style-name="Source_20_Text">ft_lstlast</text:span></text:span><text:span text:style-name="Strong_20_Emphasis">:</text:span> Retorna o último nó de uma lista.</text:p>
        </text:list-item>
        <text:list-item>
          <text:p text:style-name="P13"><text:span text:style-name="Strong_20_Emphasis"><text:span text:style-name="Source_20_Text">ft_lstsize</text:span></text:span><text:span text:style-name="Strong_20_Emphasis">:</text:span> Calcula o tamanho de uma lista.</text:p>
        </text:list-item>
        <text:list-item>
          <text:p text:style-name="P13"><text:span text:style-name="Strong_20_Emphasis"><text:span text:style-name="Source_20_Text">ft_lstdelone</text:span></text:span><text:span text:style-name="Strong_20_Emphasis">:</text:span> Remove um nó da lista e libera sua memória.</text:p>
        </text:list-item>
        <text:list-item>
          <text:p text:style-name="P13"><text:span text:style-name="Strong_20_Emphasis"><text:span text:style-name="Source_20_Text">ft_lstclear</text:span></text:span><text:span text:style-name="Strong_20_Emphasis">:</text:span> Remove todos os nós da lista e libera memória.</text:p>
        </text:list-item>
        <text:list-item>
          <text:p text:style-name="P13"><text:span text:style-name="Strong_20_Emphasis"><text:span text:style-name="Source_20_Text">ft_lstiter</text:span></text:span><text:span text:style-name="Strong_20_Emphasis">:</text:span> Aplica uma função a cada nó da lista.</text:p>
        </text:list-item>
        <text:list-item>
          <text:p text:style-name="P12"><text:span text:style-name="Strong_20_Emphasis"><text:span text:style-name="Source_20_Text">ft_lstmap</text:span></text:span><text:span text:style-name="Strong_20_Emphasis">:</text:span> Cria uma nova lista aplicando uma função a cada nó.</text:p>
        </text:list-item>
      </text:list>
      <text:p text:style-name="Horizontal_20_Line"/>
      <text:h text:style-name="Heading_20_3" text:outline-level="3"><text:span text:style-name="Strong_20_Emphasis">Utilidades Diversas</text:span></text:h>
      <text:list xml:id="list4122277391" text:style-name="L7">
        <text:list-item>
          <text:p text:style-name="P15"><text:span text:style-name="Strong_20_Emphasis"><text:span text:style-name="Source_20_Text">ft_countdec</text:span></text:span><text:span text:style-name="Strong_20_Emphasis">:</text:span> Conta o número de dígitos decimais de um número.</text:p>
        </text:list-item>
        <text:list-item>
          <text:p text:style-name="P15"><text:span text:style-name="Strong_20_Emphasis"><text:span text:style-name="Source_20_Text">ft_toupper</text:span></text:span><text:span text:style-name="Strong_20_Emphasis">:</text:span> Converte um caractere para maiúsculo.</text:p>
        </text:list-item>
        <text:list-item>
          <text:p text:style-name="P15"><text:span text:style-name="Strong_20_Emphasis"><text:span text:style-name="Source_20_Text">ft_tolower</text:span></text:span><text:span text:style-name="Strong_20_Emphasis">:</text:span> Converte um caractere para minúsculo.</text:p>
        </text:list-item>
        <text:list-item>
          <text:p text:style-name="P15"><text:span text:style-name="Strong_20_Emphasis"><text:span text:style-name="Source_20_Text">ft_mtxlen</text:span></text:span><text:span text:style-name="Strong_20_Emphasis">:</text:span> Calcula o tamanho de uma matriz de strings (<text:span text:style-name="Source_20_Text">char **</text:span>).</text:p>
        </text:list-item>
        <text:list-item>
          <text:p text:style-name="P15"><text:span text:style-name="Strong_20_Emphasis"><text:span text:style-name="Source_20_Text">ft_mtxdup</text:span></text:span><text:span text:style-name="Strong_20_Emphasis">:</text:span> Duplica uma matriz de strings.</text:p>
        </text:list-item>
        <text:list-item>
          <text:p text:style-name="P14"><text:span text:style-name="Strong_20_Emphasis"><text:span text:style-name="Source_20_Text">flood_fill</text:span></text:span><text:span text:style-name="Strong_20_Emphasis">:</text:span> Preenche uma área conectada em uma matriz, útil para algoritmos de grafos.</text:p>
        </text:list-item>
      </text:list>
      <text:p text:style-name="Horizontal_20_Line"/>
      <text:h text:style-name="Heading_20_3" text:outline-level="3"><text:soft-page-break/><text:span text:style-name="Strong_20_Emphasis">Funções Relacionadas ao </text:span><text:span text:style-name="Strong_20_Emphasis"><text:span text:style-name="Source_20_Text">printf</text:span></text:span></text:h>
      <text:list xml:id="list643246719" text:style-name="L8">
        <text:list-item>
          <text:p text:style-name="P17"><text:span text:style-name="Strong_20_Emphasis"><text:span text:style-name="Source_20_Text">ft_printf</text:span></text:span><text:span text:style-name="Strong_20_Emphasis">:</text:span> Imprime uma string formatada em um file descriptor.</text:p>
        </text:list-item>
        <text:list-item>
          <text:p text:style-name="P17"><text:span text:style-name="Strong_20_Emphasis"><text:span text:style-name="Source_20_Text">ft_putnbr_hexabase_fd</text:span></text:span><text:span text:style-name="Strong_20_Emphasis">:</text:span> Imprime um número em base hexadecimal.</text:p>
        </text:list-item>
        <text:list-item>
          <text:p text:style-name="P17"><text:span text:style-name="Strong_20_Emphasis"><text:span text:style-name="Source_20_Text">ft_printnbr_fd</text:span></text:span><text:span text:style-name="Strong_20_Emphasis">:</text:span> Imprime um número com formatação.</text:p>
        </text:list-item>
        <text:list-item>
          <text:p text:style-name="P17"><text:span text:style-name="Strong_20_Emphasis"><text:span text:style-name="Source_20_Text">ft_print_s_fd</text:span></text:span><text:span text:style-name="Strong_20_Emphasis">:</text:span> Imprime uma string com formatação.</text:p>
        </text:list-item>
        <text:list-item>
          <text:p text:style-name="P17"><text:span text:style-name="Strong_20_Emphasis"><text:span text:style-name="Source_20_Text">ft_printnbr_base_fd</text:span></text:span><text:span text:style-name="Strong_20_Emphasis">:</text:span> Imprime um número em qualquer base numérica.</text:p>
        </text:list-item>
        <text:list-item>
          <text:p text:style-name="P17"><text:span text:style-name="Strong_20_Emphasis"><text:span text:style-name="Source_20_Text">ft_printchar_fd</text:span></text:span><text:span text:style-name="Strong_20_Emphasis">:</text:span> Imprime um caractere com formatação.</text:p>
        </text:list-item>
        <text:list-item>
          <text:p text:style-name="P16"><text:span text:style-name="Strong_20_Emphasis"><text:span text:style-name="Source_20_Text">ft_print_p_fd</text:span></text:span><text:span text:style-name="Strong_20_Emphasis">:</text:span> Imprime um ponteiro formatado.</text:p>
        </text:list-item>
      </text:list>
      <text:p text:style-name="Horizontal_20_Line"/>
      <text:h text:style-name="Heading_20_3" text:outline-level="3"><text:span text:style-name="Strong_20_Emphasis">Funções do </text:span><text:span text:style-name="Strong_20_Emphasis"><text:span text:style-name="Source_20_Text">get_next_line</text:span></text:span></text:h>
      <text:list xml:id="list1343598067" text:style-name="L9">
        <text:list-item>
          <text:p text:style-name="P18"><text:span text:style-name="Strong_20_Emphasis"><text:span text:style-name="Source_20_Text">get_next_line</text:span></text:span><text:span text:style-name="Strong_20_Emphasis">:</text:span> Lê uma linha de um arquivo ou entrada padrão.</text:p>
        </text:list-item>
      </text:list>
      <text:p text:style-name="Horizontal_20_Line"/>
      <text:h text:style-name="Heading_20_3" text:outline-level="3"><text:span text:style-name="Strong_20_Emphasis">Gerenciamento de Memória Personalizado</text:span></text:h>
      <text:list xml:id="list2017278019" text:style-name="L10">
        <text:list-item>
          <text:p text:style-name="P20"><text:span text:style-name="Strong_20_Emphasis"><text:span text:style-name="Source_20_Text">ft_free_exit_error</text:span></text:span><text:span text:style-name="Strong_20_Emphasis">:</text:span> Libera memória e exibe uma mensagem de erro antes de sair.</text:p>
        </text:list-item>
        <text:list-item>
          <text:p text:style-name="P20"><text:span text:style-name="Strong_20_Emphasis"><text:span text:style-name="Source_20_Text">ft_save_pointer</text:span></text:span><text:span text:style-name="Strong_20_Emphasis">:</text:span> Salva ponteiros alocados dinamicamente em listas para controle.</text:p>
        </text:list-item>
        <text:list-item>
          <text:p text:style-name="P20"><text:span text:style-name="Strong_20_Emphasis"><text:span text:style-name="Source_20_Text">ft_check_mem_alloc</text:span></text:span><text:span text:style-name="Strong_20_Emphasis">:</text:span> Verifica a alocação de memória e salva ponteiros dinamicamente.</text:p>
        </text:list-item>
        <text:list-item>
          <text:p text:style-name="P20"><text:span text:style-name="Strong_20_Emphasis"><text:span text:style-name="Source_20_Text">ft_free_matrix</text:span></text:span><text:span text:style-name="Strong_20_Emphasis">:</text:span> Libera a memória de uma matriz (<text:span text:style-name="Source_20_Text">char **</text:span>).</text:p>
        </text:list-item>
        <text:list-item>
          <text:p text:style-name="P19"><text:span text:style-name="Strong_20_Emphasis"><text:span text:style-name="Source_20_Text">ft_free_ptr_buffer</text:span></text:span><text:span text:style-name="Strong_20_Emphasis">:</text:span> Libera memória de um buffer de ponteiros com tamanho fixo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1:14:52.094792237</meta:creation-date>
    <dc:date>2024-11-13T11:22:06.299044528</dc:date>
    <meta:editing-duration>PT7M14S</meta:editing-duration>
    <meta:editing-cycles>1</meta:editing-cycles>
    <meta:document-statistic meta:table-count="0" meta:image-count="0" meta:object-count="0" meta:page-count="3" meta:paragraph-count="77" meta:word-count="663" meta:character-count="4293" meta:non-whitespace-character-count="3773"/>
    <meta:generator>LibreOffice/7.3.7.2$Linux_X86_64 LibreOffice_project/30$Build-2</meta:generator>
  </office:meta>
</office:document-meta>
</file>